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rUtil.CharUtil( int charBuf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Iterator.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har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harJoin.getChars( char [ ] chars , int start , int off , int cc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harUtil.stripRight( Object src , int off , int cc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harJoin.dumpChars( int off , int c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Util.dump( Object src , int off , int c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arJoin.dumpChars( PrintStream p , int off , int c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harUtil.isWhiteSpace( Object src , int off , int cch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CharUtil.getCharIterator( Object src , int off , int c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arJoin.CharJoin( Object srcLeft , int offLeft , int cchLeft , Object srcRight , int offRigh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harJoin.getString( StringBuffer sb , int off , int cc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harJoin.dept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harUtil.getThreadLocalCharUti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harUtil.sizeof( Object src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harUtil.getCharIterator( Object src , int off , int cch , int st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arUtil.getString( Object src , int off , int cch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harUtil.insertChars( int posInsert , Object src , int off , int cch , Object srcInsert , int offInsert , int cchInser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8">
            <text:p text:style-name="Table_20_Contents">18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CharJoin.isValid( int off , int cch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harUtil.dumpChars( PrintStream p , Object src , int off , int cch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6">
            <text:p text:style-name="Table_20_Contents">26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CharUtil.removeChars( int posRemove , int cchRemove , Object src , int off , int cch )</text:p>
          </table:table-cell>
          <table:table-cell office:value-type="float" office:value="9">
            <text:p text:style-name="Table_20_Contents">9</text:p>
          </table:table-cell>
          <table:table-cell office:value-type="float" office:value="24">
            <text:p text:style-name="Table_20_Contents">24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CharUtil.saveChars( Object srcSave , int offSave , int cchSave , Object srcPrev , int offPrev , int cchPrev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3">
            <text:p text:style-name="Table_20_Contents">23</text:p>
          </table:table-cell>
          <table:table-cell office:value-type="float" office:value="56">
            <text:p text:style-name="Table_20_Contents">56</text:p>
          </table:table-cell>
        </table:table-row>
        <table:table-row>
          <table:table-cell office:value-type="string">
            <text:p text:style-name="Table_20_Contents">CharIterator.movePos( int newPo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20">
            <text:p text:style-name="Table_20_Contents">20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CharUtil.allocate( int cc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harUtil.stripLeft( Object src , int off , int cch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CharUtil.getString( StringBuffer sb , Object src , int off , int cch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harIterator.prev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harIte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harUtil.initia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arUtil.isValid( Object src , int off , int cch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harIterator.hasPrev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arIterator.init( Object src , int off , int cch , int start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harIterator.currentCha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arUtil.dumpText( PrintStream o , String 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harUtil.saveChars( Object srcSave , int offSave , int cchSa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Iterator.init( Object src , int off , int c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Join.cchRight( int off , int c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Util.getChars( char [ ] chars , int start , Object src , int off , int cch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harUtil.isWhiteSpace( char c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harUtil.canAllocate( int c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